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margin-left="0cm" fo:margin-right="0cm" fo:text-align="center" fo:text-indent="0cm"/>
      <style:text-properties fo:font-size="10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0pt" fo:font-style="italic" fo:font-weight="bold" style:font-size-asian="10pt" style:font-size-complex="10pt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text-properties fo:font-size="12pt" fo:font-style="italic" fo:font-weight="bold"/>
    </style:style>
    <style:style style:name="P10" style:family="paragraph">
      <style:paragraph-properties fo:text-align="center"/>
      <style:text-properties fo:font-size="12pt" fo:font-style="italic" fo:font-weight="bold" style:font-size-asian="12pt" style:font-size-complex="12pt"/>
    </style:style>
    <style:style style:name="P11" style:family="paragraph">
      <style:paragraph-properties fo:text-align="center"/>
      <style:text-properties fo:color="#ff950e" fo:font-size="14pt" fo:font-style="normal" fo:font-weight="bold" style:font-style-asian="normal" style:font-style-complex="normal"/>
    </style:style>
    <style:style style:name="P12" style:family="paragraph">
      <style:paragraph-properties fo:text-align="center"/>
      <style:text-properties fo:font-size="14pt" fo:font-style="italic" fo:font-weight="bold"/>
    </style:style>
    <style:style style:name="P13" style:family="paragraph">
      <style:text-properties fo:color="#0084d1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fo:font-weight="bold" style:font-size-asian="10pt" style:font-size-complex="10pt"/>
    </style:style>
    <style:style style:name="T2" style:family="text">
      <style:text-properties fo:color="#0066cc" fo:font-size="8pt" fo:text-shadow="none" style:font-size-asian="8pt" style:font-size-complex="8pt"/>
    </style:style>
    <style:style style:name="T3" style:family="text">
      <style:text-properties fo:color="#008000" fo:font-size="9pt" style:font-size-asian="9pt" style:font-size-complex="9pt"/>
    </style:style>
    <style:style style:name="T4" style:family="text">
      <style:text-properties fo:font-size="9pt" fo:font-style="italic" style:font-size-asian="9pt" style:font-size-complex="9pt"/>
    </style:style>
    <style:style style:name="T5" style:family="text">
      <style:text-properties fo:font-size="8pt" fo:font-style="italic" style:font-size-asian="8pt" style:font-size-complex="8pt"/>
    </style:style>
    <style:style style:name="T6" style:family="text">
      <style:text-properties fo:color="#0066cc" fo:font-size="8pt" style:font-size-asian="8pt" style:font-size-complex="8pt"/>
    </style:style>
    <style:style style:name="T7" style:family="text">
      <style:text-properties fo:color="#000000" fo:font-size="9pt" fo:font-style="italic" style:font-size-asian="9pt" style:font-size-complex="9pt"/>
    </style:style>
    <style:style style:name="T8" style:family="text">
      <style:text-properties fo:font-size="10pt" fo:font-style="italic" fo:font-weight="bold" style:font-size-asian="10pt" style:font-size-complex="10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2pt" fo:font-style="italic" fo:font-weight="bold"/>
    </style:style>
    <style:style style:name="T11" style:family="text">
      <style:text-properties fo:color="#0066cc" fo:font-size="12pt" fo:font-style="italic" fo:font-weight="bold" style:font-size-asian="12pt" style:font-size-complex="12pt"/>
    </style:style>
    <style:style style:name="T12" style:family="text">
      <style:text-properties fo:font-size="11pt" fo:font-style="italic" fo:font-weight="bold" style:font-size-asian="11pt" style:font-size-complex="11pt"/>
    </style:style>
    <style:style style:name="T13" style:family="text">
      <style:text-properties fo:color="#ff950e" fo:font-size="14pt" fo:font-style="normal" fo:font-weight="bold" style:font-style-asian="normal" style:font-style-complex="normal"/>
    </style:style>
    <style:style style:name="T14" style:family="text">
      <style:text-properties fo:font-size="6pt" fo:font-weight="bold"/>
    </style:style>
    <style:style style:name="T15" style:family="text">
      <style:text-properties fo:color="#0084d1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8" draw:layer="layout" svg:width="5.974cm" svg:height="12.065cm" svg:x="6.709cm" svg:y="8.3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5.042cm" svg:height="5.86cm" svg:x="7.163cm" svg:y="9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3" draw:id="id1" draw:layer="layout" svg:width="2.425cm" svg:height="1.06cm" svg:x="2.115cm" svg:y="14.925cm">
          <text:p text:style-name="P2"><text:span text:style-name="T1">OpenCV</text:span></text:p>
          <text:p text:style-name="P2"><text:span text:style-name="T2">(C / C++)</text:span></text:p>
        </draw:rect>
        <draw:rect draw:style-name="gr3" draw:text-style-name="P3" draw:id="id2" draw:layer="layout" svg:width="2.724cm" svg:height="1.418cm" svg:x="8.43cm" svg:y="14.08cm">
          <text:p text:style-name="P2"><text:span text:style-name="T3">CvInvoke </text:span><text:span text:style-name="T4">Class:</text:span></text:p>
          <text:p text:style-name="P2"><text:span text:style-name="T5">Wrapped OpenCV</text:span></text:p>
          <text:p text:style-name="P2"><text:span text:style-name="T5">Functions</text:span></text:p>
          <text:p text:style-name="P2"><text:span text:style-name="T6">(P/Invoke)</text:span></text:p>
        </draw:rect>
        <draw:rect draw:style-name="gr3" draw:text-style-name="P4" draw:id="id3" draw:layer="layout" svg:width="3.175cm" svg:height="1.27cm" svg:x="8.154cm" svg:y="12.503cm">
          <text:p text:style-name="P2"><text:span text:style-name="T3">CvEnum </text:span><text:span text:style-name="T4">namespace:</text:span></text:p>
          <text:p text:style-name="P2"><text:span text:style-name="T5">Wrapped OpenCV</text:span></text:p>
          <text:p text:style-name="P2"><text:span text:style-name="T5">enumerations</text:span></text:p>
        </draw:rect>
        <draw:connector draw:style-name="gr4" draw:text-style-name="P5" draw:layer="layout" draw:type="curve" svg:x1="4.54cm" svg:y1="15.455cm" svg:x2="8.43cm" svg:y2="14.789cm" draw:start-shape="id1" draw:start-glue-point="1" draw:end-shape="id2" draw:end-glue-point="3" svg:d="m4540 15455c2917 0 973-666 3890-666">
          <text:p/>
        </draw:connector>
        <draw:connector draw:style-name="gr4" draw:text-style-name="P5" draw:layer="layout" draw:type="curve" svg:x1="4.54cm" svg:y1="15.455cm" svg:x2="8.154cm" svg:y2="13.138cm" draw:start-shape="id1" draw:end-shape="id3" svg:d="m4540 15455c2710 0 904-2317 3614-2317">
          <text:p/>
        </draw:connector>
        <draw:rect draw:style-name="gr3" draw:text-style-name="P4" draw:id="id4" draw:layer="layout" svg:width="3.267cm" svg:height="1.888cm" svg:x="8.154cm" svg:y="10.47cm">
          <text:p text:style-name="P2"><text:span text:style-name="T3">Emgu.CV.Structure </text:span></text:p>
          <text:p text:style-name="P2"><text:span text:style-name="T7">Namespace &amp;</text:span></text:p>
          <text:p text:style-name="P2"><text:span text:style-name="T3">Mxxx </text:span><text:span text:style-name="T4">Structure:</text:span></text:p>
          <text:p text:style-name="P2"><text:span text:style-name="T5">Wrapped OpenCV</text:span></text:p>
          <text:p text:style-name="P2"><text:span text:style-name="T5">Structures</text:span></text:p>
        </draw:rect>
        <draw:connector draw:style-name="gr4" draw:text-style-name="P5" draw:layer="layout" draw:type="curve" svg:x1="4.54cm" svg:y1="15.455cm" svg:x2="8.154cm" svg:y2="11.414cm" draw:start-shape="id1" draw:start-glue-point="1" draw:end-shape="id4" draw:end-glue-point="3" svg:d="m4540 15455c2710 0 904-4041 3614-4041">
          <text:p/>
        </draw:connector>
        <draw:frame draw:style-name="gr5" draw:text-style-name="P7" draw:layer="layout" svg:width="1.23cm" svg:height="0.399cm" svg:x="7.691cm" svg:y="9.828cm">
          <draw:text-box>
            <text:p text:style-name="P6"><text:span text:style-name="T8">Layer 1</text:span></text:p>
          </draw:text-box>
        </draw:frame>
        <draw:custom-shape draw:style-name="gr2" draw:text-style-name="P1" draw:id="id6" draw:layer="layout" svg:width="4.933cm" svg:height="3.175cm" svg:x="7.218cm" svg:y="16.2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.23cm" svg:height="0.399cm" svg:x="7.893cm" svg:y="16.528cm">
          <draw:text-box>
            <text:p text:style-name="P6"><text:span text:style-name="T8">Layer 2</text:span></text:p>
          </draw:text-box>
        </draw:frame>
        <draw:rect draw:style-name="gr3" draw:text-style-name="P4" draw:layer="layout" svg:width="1.758cm" svg:height="0.999cm" svg:x="7.853cm" svg:y="17.197cm">
          <text:p text:style-name="P2"><text:span text:style-name="T9">Image</text:span></text:p>
          <text:p text:style-name="P2"><text:span text:style-name="T9">Class</text:span></text:p>
        </draw:rect>
        <draw:rect draw:style-name="gr3" draw:text-style-name="P4" draw:layer="layout" svg:width="1.577cm" svg:height="0.999cm" svg:x="9.939cm" svg:y="17.131cm">
          <text:p text:style-name="P2"><text:span text:style-name="T9">Matrix</text:span></text:p>
          <text:p text:style-name="P2"><text:span text:style-name="T9">Class</text:span></text:p>
        </draw:rect>
        <draw:rect draw:style-name="gr3" draw:text-style-name="P3" draw:layer="layout" svg:width="2.186cm" svg:height="0.999cm" svg:x="7.853cm" svg:y="18.35cm">
          <text:p text:style-name="P2"><text:span text:style-name="T9">HaarCascade</text:span></text:p>
          <text:p text:style-name="P2"><text:span text:style-name="T9">Class</text:span></text:p>
        </draw:rect>
        <draw:connector draw:style-name="gr4" draw:text-style-name="P8" draw:layer="layout" draw:type="curve" svg:x1="9.684cm" svg:y1="15.594cm" svg:x2="9.684cm" svg:y2="16.292cm" draw:start-shape="id5" draw:start-glue-point="2" draw:end-shape="id6" draw:end-glue-point="0" svg:d="m9684 15594v698">
          <text:p/>
        </draw:connector>
        <draw:frame draw:style-name="gr5" draw:text-style-name="P9" draw:layer="layout" svg:width="0.358cm" svg:height="0.484cm" svg:x="10.67cm" svg:y="18.832cm">
          <draw:text-box>
            <text:p text:style-name="P6"><text:span text:style-name="T10">...</text:span></text:p>
          </draw:text-box>
        </draw:frame>
        <draw:frame draw:style-name="gr5" draw:text-style-name="P10" draw:layer="layout" svg:width="0.823cm" svg:height="0.484cm" svg:x="9.56cm" svg:y="19.795cm">
          <draw:text-box>
            <text:p text:style-name="P2"><text:span text:style-name="T11">(C#)</text:span></text:p>
          </draw:text-box>
        </draw:frame>
        <draw:rect draw:style-name="gr3" draw:text-style-name="P3" draw:id="id7" draw:layer="layout" svg:width="2.54cm" svg:height="1.582cm" svg:x="1.365cm" svg:y="11.518cm">
          <text:p text:style-name="P2"><text:span text:style-name="T1">Nvidia Cuda</text:span></text:p>
          <text:p text:style-name="P2"><text:span text:style-name="T1">&amp; NPP</text:span></text:p>
          <text:p text:style-name="P2"><text:span text:style-name="T2">(C/C++)</text:span></text:p>
        </draw:rect>
        <draw:connector draw:style-name="gr6" draw:text-style-name="P1" draw:layer="layout" draw:type="curve" svg:x1="2.635cm" svg:y1="13.1cm" svg:x2="3.327cm" svg:y2="14.925cm" draw:start-shape="id7" draw:start-glue-point="2" draw:end-shape="id1" draw:end-glue-point="0" svg:d="m2635 13100c0 1369 692 457 692 1825">
          <text:p text:style-name="P1"><text:span text:style-name="T9">GPU processing</text:span></text:p>
          <text:p text:style-name="P1"><text:span text:style-name="T9">(required only when</text:span></text:p>
          <text:p text:style-name="P1"><text:span text:style-name="T9">building GPU support)</text:span></text:p>
        </draw:connector>
        <draw:custom-shape draw:style-name="gr1" draw:text-style-name="P1" draw:id="id12" draw:layer="layout" svg:width="4.764cm" svg:height="2.54cm" svg:x="1.681cm" svg:y="7.0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4.049cm" svg:height="0.929cm" svg:x="2.077cm" svg:y="8.706cm">
          <draw:text-box>
            <text:p text:style-name="P2"><text:span text:style-name="T12">Emgu.Util namespace</text:span></text:p>
            <text:p text:style-name="P2"><text:span text:style-name="T11">(C#)</text:span></text:p>
          </draw:text-box>
        </draw:frame>
        <draw:frame draw:style-name="gr5" draw:text-style-name="P11" draw:layer="layout" svg:width="3.033cm" svg:height="0.568cm" svg:x="2.548cm" svg:y="7.259cm">
          <draw:text-box>
            <text:p text:style-name="P2"><text:span text:style-name="T13">Emgu.Util.dll</text:span></text:p>
          </draw:text-box>
        </draw:frame>
        <draw:frame draw:style-name="gr5" draw:text-style-name="P11" draw:layer="layout" svg:width="2.872cm" svg:height="0.568cm" svg:x="8.282cm" svg:y="8.432cm">
          <draw:text-box>
            <text:p text:style-name="P2"><text:span text:style-name="T13">Emgu.CV.dll</text:span></text:p>
          </draw:text-box>
        </draw:frame>
        <draw:custom-shape draw:style-name="gr1" draw:text-style-name="P1" draw:id="id9" draw:layer="layout" svg:width="5.715cm" svg:height="4.43cm" svg:x="13.922cm" svg:y="9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2" draw:layer="layout" svg:width="4.422cm" svg:height="0.929cm" svg:x="14.58cm" svg:y="13.085cm">
          <draw:text-box>
            <text:p text:style-name="P2"><text:span text:style-name="T12">Emgu.CV.UI namespace</text:span></text:p>
            <text:p text:style-name="P2"><text:span text:style-name="T11">(C#)</text:span></text:p>
          </draw:text-box>
        </draw:frame>
        <draw:frame draw:style-name="gr5" draw:text-style-name="P11" draw:layer="layout" svg:width="3.507cm" svg:height="0.568cm" svg:x="14.86cm" svg:y="10.053cm">
          <draw:text-box>
            <text:p text:style-name="P2"><text:span text:style-name="T13">Emgu.CV.UI.dll</text:span></text:p>
          </draw:text-box>
        </draw:frame>
        <draw:rect draw:style-name="gr3" draw:text-style-name="P4" draw:layer="layout" svg:width="1.906cm" svg:height="0.985cm" svg:x="17.096cm" svg:y="11.465cm">
          <text:p text:style-name="P2"><text:span text:style-name="T9">ImageViewer</text:span></text:p>
          <text:p text:style-name="P2"><text:span text:style-name="T9">Class</text:span></text:p>
        </draw:rect>
        <draw:connector draw:style-name="gr4" draw:text-style-name="P1" draw:layer="layout" draw:type="curve" svg:x1="12.683cm" svg:y1="14.397cm" svg:x2="13.922cm" svg:y2="12.14cm" draw:start-shape="id8" draw:start-glue-point="1" draw:end-shape="id9" draw:end-glue-point="3" svg:d="m12683 14397c930 0 311-2257 1239-2257">
          <text:p/>
        </draw:connector>
        <draw:rect draw:style-name="gr3" draw:text-style-name="P3" draw:id="id10" draw:layer="layout" svg:width="2.425cm" svg:height="1.413cm" svg:x="15.335cm" svg:y="7.385cm">
          <text:p text:style-name="P2"><text:span text:style-name="T1">ZedGraph</text:span></text:p>
          <text:p text:style-name="P2"><text:span text:style-name="T14"/></text:p>
          <text:p text:style-name="P2"><text:span text:style-name="T2">(C# / .Net)</text:span></text:p>
        </draw:rect>
        <draw:connector draw:style-name="gr6" draw:text-style-name="P4" draw:layer="layout" draw:type="curve" svg:x1="16.547cm" svg:y1="8.798cm" svg:x2="16.779cm" svg:y2="9.925cm" draw:start-shape="id10" draw:start-glue-point="2" draw:end-shape="id9" svg:d="m16547 8798c0 826 232 263 232 1127">
          <text:p text:style-name="P1"><text:span text:style-name="T9">Image</text:span></text:p>
          <text:p text:style-name="P1"><text:span text:style-name="T9">Histogram</text:span></text:p>
        </draw:connector>
        <draw:rect draw:style-name="gr3" draw:text-style-name="P4" draw:layer="layout" svg:width="1.732cm" svg:height="0.985cm" svg:x="14.557cm" svg:y="11.465cm">
          <text:p text:style-name="P2"><text:span text:style-name="T9">ImageBox</text:span></text:p>
          <text:p text:style-name="P2"><text:span text:style-name="T9">control</text:span></text:p>
        </draw:rect>
        <draw:frame draw:style-name="gr5" draw:text-style-name="P13" draw:layer="layout" svg:width="4.24cm" svg:height="0.568cm" svg:x="7.549cm" svg:y="9cm">
          <draw:text-box>
            <text:p><text:span text:style-name="T15">Image Processing</text:span></text:p>
          </draw:text-box>
        </draw:frame>
        <draw:frame draw:style-name="gr5" draw:text-style-name="P13" draw:layer="layout" svg:width="2.999cm" svg:height="0.568cm" svg:x="15.036cm" svg:y="10.688cm">
          <draw:text-box>
            <text:p><text:span text:style-name="T15">Presentation</text:span></text:p>
          </draw:text-box>
        </draw:frame>
        <draw:frame draw:style-name="gr5" draw:text-style-name="P13" draw:layer="layout" svg:width="2.872cm" svg:height="0.568cm" svg:x="2.548cm" svg:y="8.02cm">
          <draw:text-box>
            <text:p><text:span text:style-name="T15">.Net Utilities</text:span></text:p>
          </draw:text-box>
        </draw:frame>
        <draw:rect draw:style-name="gr3" draw:text-style-name="P3" draw:id="id11" draw:layer="layout" svg:width="3.175cm" svg:height="1.905cm" svg:x="8.985cm" svg:y="21.355cm">
          <text:p text:style-name="P2"><text:span text:style-name="T1">cvextern.dll</text:span></text:p>
          <text:p text:style-name="P2"><text:span text:style-name="T16">Exported OpenCV</text:span></text:p>
          <text:p text:style-name="P2"><text:span text:style-name="T16">Interfaces</text:span></text:p>
          <text:p text:style-name="P2"><text:span text:style-name="T2">(C / C++)</text:span></text:p>
        </draw:rect>
        <draw:connector draw:style-name="gr4" draw:text-style-name="P5" draw:layer="layout" draw:type="curve" svg:x1="3.327cm" svg:y1="15.985cm" svg:x2="8.985cm" svg:y2="22.307cm" draw:start-shape="id1" draw:start-glue-point="2" draw:end-shape="id11" draw:end-glue-point="3" svg:d="m3327 15985c0 4215 1886 6322 5658 6322">
          <text:p/>
        </draw:connector>
        <draw:connector draw:style-name="gr4" draw:text-style-name="P1" draw:layer="layout" draw:type="curve" svg:x1="4.063cm" svg:y1="9.635cm" svg:x2="6.709cm" svg:y2="14.397cm" draw:start-shape="id12" draw:end-shape="id8" draw:end-glue-point="3" svg:d="m4063 9635c0 3175 882 4762 2646 4762">
          <text:p/>
        </draw:connector>
        <draw:custom-shape draw:style-name="gr1" draw:text-style-name="P1" draw:id="id13" draw:layer="layout" svg:width="5.715cm" svg:height="4.43cm" svg:x="13.922cm" svg:y="19.9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2" draw:layer="layout" svg:width="4.587cm" svg:height="0.929cm" svg:x="14.406cm" svg:y="23.089cm">
          <draw:text-box>
            <text:p text:style-name="P2"><text:span text:style-name="T12">Emgu.CV.ML namespace</text:span></text:p>
            <text:p text:style-name="P2"><text:span text:style-name="T11">(C#)</text:span></text:p>
          </draw:text-box>
        </draw:frame>
        <draw:frame draw:style-name="gr5" draw:text-style-name="P11" draw:layer="layout" svg:width="3.732cm" svg:height="0.568cm" svg:x="14.686cm" svg:y="20.057cm">
          <draw:text-box>
            <text:p text:style-name="P2"><text:span text:style-name="T13">Emgu.CV.ML.dll</text:span></text:p>
          </draw:text-box>
        </draw:frame>
        <draw:rect draw:style-name="gr3" draw:text-style-name="P4" draw:layer="layout" svg:width="2.457cm" svg:height="0.985cm" svg:x="16.968cm" svg:y="21.489cm">
          <text:p text:style-name="P2"><text:span text:style-name="T9">ANN_MLP</text:span></text:p>
          <text:p text:style-name="P2"><text:span text:style-name="T9">(Neural Network)</text:span></text:p>
        </draw:rect>
        <draw:rect draw:style-name="gr3" draw:text-style-name="P4" draw:layer="layout" svg:width="2.367cm" svg:height="0.985cm" svg:x="14.24cm" svg:y="21.504cm">
          <text:p text:style-name="P2"><text:span text:style-name="T9">SVM</text:span></text:p>
          <text:p text:style-name="P2"><text:span text:style-name="T9">(Support </text:span></text:p>
          <text:p text:style-name="P2"><text:span text:style-name="T9">Vector Machine)</text:span></text:p>
        </draw:rect>
        <draw:frame draw:style-name="gr5" draw:text-style-name="P13" draw:layer="layout" svg:width="4.214cm" svg:height="0.568cm" svg:x="14.614cm" svg:y="20.631cm">
          <draw:text-box>
            <text:p><text:span text:style-name="T15">Machine Learning</text:span></text:p>
          </draw:text-box>
        </draw:frame>
        <draw:connector draw:style-name="gr4" draw:text-style-name="P1" draw:layer="layout" draw:type="curve" svg:x1="12.16cm" svg:y1="22.307cm" svg:x2="13.922cm" svg:y2="22.159cm" draw:start-shape="id11" draw:start-glue-point="1" draw:end-shape="id13" draw:end-glue-point="3" svg:d="m12160 22307c1302 0 421-148 1762-148">
          <text:p/>
        </draw:connector>
        <draw:connector draw:style-name="gr4" draw:text-style-name="P1" draw:layer="layout" draw:type="curve" svg:x1="12.683cm" svg:y1="14.397cm" svg:x2="13.922cm" svg:y2="22.159cm" draw:start-shape="id8" draw:start-glue-point="1" draw:end-shape="id13" draw:end-glue-point="3" svg:d="m12683 14397c930 0 311 7762 1239 7762">
          <text:p/>
        </draw:connector>
        <draw:connector draw:style-name="gr4" draw:text-style-name="P1" draw:layer="layout" draw:type="curve" svg:x1="12.16cm" svg:y1="22.307cm" svg:x2="9.684cm" svg:y2="19.467cm" draw:start-shape="id11" draw:start-glue-point="1" draw:end-shape="id6" draw:end-glue-point="2" svg:d="m12160 22307c751 0 626-948-180-1304s-2296-120-2296-1536">
          <text:p/>
        </draw:connector>
        <draw:frame draw:style-name="gr5" draw:text-style-name="P9" draw:layer="layout" svg:width="0.358cm" svg:height="0.484cm" svg:x="16.291cm" svg:y="22.605cm">
          <draw:text-box>
            <text:p text:style-name="P6"><text:span text:style-name="T10">...</text:span></text:p>
          </draw:text-box>
        </draw:frame>
        <draw:frame draw:style-name="gr5" draw:text-style-name="P9" draw:layer="layout" svg:width="0.358cm" svg:height="0.484cm" svg:x="16.462cm" svg:y="12.597cm">
          <draw:text-box>
            <text:p text:style-name="P6"><text:span text:style-name="T10">...</text:span></text:p>
          </draw:text-box>
        </draw:frame>
        <draw:custom-shape draw:style-name="gr1" draw:text-style-name="P1" draw:id="id14" draw:layer="layout" svg:width="5.715cm" svg:height="4.43cm" svg:x="13.922cm" svg:y="15.0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2" draw:layer="layout" svg:width="4.875cm" svg:height="0.929cm" svg:x="14.58cm" svg:y="18.165cm">
          <draw:text-box>
            <text:p text:style-name="P2"><text:span text:style-name="T12">Emgu.CV.GPU namespace</text:span></text:p>
            <text:p text:style-name="P2"><text:span text:style-name="T11">(C#)</text:span></text:p>
          </draw:text-box>
        </draw:frame>
        <draw:frame draw:style-name="gr5" draw:text-style-name="P11" draw:layer="layout" svg:width="4.083cm" svg:height="0.568cm" svg:x="14.7cm" svg:y="15.072cm">
          <draw:text-box>
            <text:p text:style-name="P2"><text:span text:style-name="T13">Emgu.CV.GPU.dll</text:span></text:p>
          </draw:text-box>
        </draw:frame>
        <draw:rect draw:style-name="gr3" draw:text-style-name="P4" draw:layer="layout" svg:width="1.906cm" svg:height="0.985cm" svg:x="17.096cm" svg:y="16.545cm">
          <text:p text:style-name="P2"><text:span text:style-name="T9">GpuImage</text:span></text:p>
          <text:p text:style-name="P2"><text:span text:style-name="T9">class</text:span></text:p>
        </draw:rect>
        <draw:rect draw:style-name="gr3" draw:text-style-name="P4" draw:layer="layout" svg:width="1.732cm" svg:height="0.985cm" svg:x="14.557cm" svg:y="16.545cm">
          <text:p text:style-name="P2"><text:span text:style-name="T9">GpuMat</text:span></text:p>
          <text:p text:style-name="P2"><text:span text:style-name="T9">class</text:span></text:p>
        </draw:rect>
        <draw:frame draw:style-name="gr5" draw:text-style-name="P13" draw:layer="layout" svg:width="3.88cm" svg:height="0.568cm" svg:x="14.85cm" svg:y="15.807cm">
          <draw:text-box>
            <text:p><text:span text:style-name="T15">GPU Processing</text:span></text:p>
          </draw:text-box>
        </draw:frame>
        <draw:frame draw:style-name="gr5" draw:text-style-name="P9" draw:layer="layout" svg:width="0.358cm" svg:height="0.484cm" svg:x="16.462cm" svg:y="17.677cm">
          <draw:text-box>
            <text:p text:style-name="P6"><text:span text:style-name="T10">...</text:span></text:p>
          </draw:text-box>
        </draw:frame>
        <draw:connector draw:style-name="gr4" draw:text-style-name="P1" draw:layer="layout" draw:type="curve" svg:x1="12.16cm" svg:y1="22.307cm" svg:x2="13.922cm" svg:y2="17.22cm" draw:start-shape="id11" draw:start-glue-point="1" draw:end-shape="id14" draw:end-glue-point="3" svg:d="m12160 22307c1302 0 421-5087 1762-5087">
          <text:p/>
        </draw:connector>
        <draw:connector draw:style-name="gr4" draw:text-style-name="P1" draw:layer="layout" draw:type="curve" svg:x1="12.683cm" svg:y1="14.397cm" svg:x2="13.922cm" svg:y2="17.22cm" draw:start-shape="id8" draw:start-glue-point="1" draw:end-shape="id14" svg:d="m12683 14397c930 0 311 2823 1239 28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3cm" draw:marker-end-center="false" draw:stroke-linejoin="round" draw:fill="solid" draw:fill-color="#99ccff" draw:fill-gradient-name="Gradient_20_7" draw:fill-hatch-name="Hatch_20_1" draw:fill-image-name="Bitmape_20_1" draw:fill-image-width="0cm" draw:fill-image-height="0cm" draw:fit-to-contour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6.75cm" fo:margin-bottom="3.566cm" fo:margin-left="1.365cm" fo:margin-right="1.95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08-03-19T09:57:28</meta:creation-date>
    <dc:date>2011-01-12T11:56:41.67</dc:date>
    <dc:language>en-US</dc:language>
    <meta:editing-cycles>31</meta:editing-cycles>
    <meta:editing-duration>PT02H05M02S</meta:editing-duration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